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37d" officeooo:paragraph-rsid="001db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fach mal test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1:37:56.537433680</meta:creation-date>
    <dc:date>2020-08-25T11:38:31.653453325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4.5.2$Linux_X86_64 LibreOffice_project/40$Build-2</meta:generator>
  </office:meta>
</office:document-meta>
</file>